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23-04-19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9866666667" calcext:value-type="float">
            <text:p>11.7889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4627096774" calcext:value-type="float">
            <text:p>12.94446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924" calcext:value-type="float">
            <text:p>13.2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181925" calcext:value-type="float">
            <text:p>13.03181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4272" calcext:value-type="float">
            <text:p>12.46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44375" calcext:value-type="float">
            <text:p>11.5514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11442580645" calcext:value-type="float">
            <text:p>12.03114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30451612903" calcext:value-type="float">
            <text:p>13.3030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89047741936" calcext:value-type="float">
            <text:p>12.81890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301" calcext:value-type="float">
            <text:p>11.5523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45282857143" calcext:value-type="float">
            <text:p>12.06452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51275" calcext:value-type="float">
            <text:p>14.38951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8015" calcext:value-type="float">
            <text:p>14.7948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5104" calcext:value-type="float">
            <text:p>14.92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37175" calcext:value-type="float">
            <text:p>14.78537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08" calcext:value-type="float">
            <text:p>14.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42802580645" calcext:value-type="float">
            <text:p>15.02428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9424" calcext:value-type="float">
            <text:p>14.9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9144" calcext:value-type="float">
            <text:p>14.35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5715" calcext:value-type="float">
            <text:p>13.7165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2493793103" calcext:value-type="float">
            <text:p>13.898249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528175" calcext:value-type="float">
            <text:p>14.0652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7006451613" calcext:value-type="float">
            <text:p>14.3197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90744" calcext:value-type="float">
            <text:p>14.48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153925" calcext:value-type="float">
            <text:p>14.6015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3496" calcext:value-type="float">
            <text:p>14.93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91125" calcext:value-type="float">
            <text:p>14.91091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87460645161" calcext:value-type="float">
            <text:p>14.49874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90792" calcext:value-type="float">
            <text:p>14.6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39495" calcext:value-type="float">
            <text:p>14.0739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2544" calcext:value-type="float">
            <text:p>13.38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002825" calcext:value-type="float">
            <text:p>13.18002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85812413793" calcext:value-type="float">
            <text:p>12.848581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3966451613" calcext:value-type="float">
            <text:p>13.41139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117" calcext:value-type="float">
            <text:p>13.509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76464" calcext:value-type="float">
            <text:p>13.47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04575" calcext:value-type="float">
            <text:p>13.7010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67672" calcext:value-type="float">
            <text:p>13.6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38475" calcext:value-type="float">
            <text:p>13.36538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75555" calcext:value-type="float">
            <text:p>13.2075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6688" calcext:value-type="float">
            <text:p>13.07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27127272727" calcext:value-type="float">
            <text:p>12.35271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3568" calcext:value-type="float">
            <text:p>12.60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7710967742" calcext:value-type="float">
            <text:p>11.34377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694" calcext:value-type="float">
            <text:p>9.997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348" calcext:value-type="float">
            <text:p>8.8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304" calcext:value-type="float">
            <text:p>12.5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5615" calcext:value-type="float">
            <text:p>13.2555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66655483871" calcext:value-type="float">
            <text:p>13.4366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53275" calcext:value-type="float">
            <text:p>13.40653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490725" calcext:value-type="float">
            <text:p>13.3549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5282580645" calcext:value-type="float">
            <text:p>12.8175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9236129032" calcext:value-type="float">
            <text:p>12.21992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242683870968" calcext:value-type="float">
            <text:p>9.14242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0970322581" calcext:value-type="float">
            <text:p>12.66109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3356" calcext:value-type="float">
            <text:p>13.6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6486153846" calcext:value-type="float">
            <text:p>13.102648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70255483871" calcext:value-type="float">
            <text:p>12.50702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24781935484" calcext:value-type="float">
            <text:p>13.41247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284" calcext:value-type="float">
            <text:p>13.70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6488" calcext:value-type="float">
            <text:p>13.42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71912258064" calcext:value-type="float">
            <text:p>13.857191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336" calcext:value-type="float">
            <text:p>14.3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4525714286" calcext:value-type="float">
            <text:p>14.34345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93568" calcext:value-type="float">
            <text:p>13.490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37104" calcext:value-type="float">
            <text:p>12.9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6663225807" calcext:value-type="float">
            <text:p>12.54566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28926896552" calcext:value-type="float">
            <text:p>12.712892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4609" calcext:value-type="float">
            <text:p>13.254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0330322581" calcext:value-type="float">
            <text:p>14.0540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27024516129" calcext:value-type="float">
            <text:p>14.2727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52575" calcext:value-type="float">
            <text:p>14.11252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1424" calcext:value-type="float">
            <text:p>14.1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73495" calcext:value-type="float">
            <text:p>14.6073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8915" calcext:value-type="float">
            <text:p>14.178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1491612903" calcext:value-type="float">
            <text:p>14.13514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7150967742" calcext:value-type="float">
            <text:p>13.94371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59140645161" calcext:value-type="float">
            <text:p>13.17591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06375" calcext:value-type="float">
            <text:p>12.720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6274285714" calcext:value-type="float">
            <text:p>12.58562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91285" calcext:value-type="float">
            <text:p>12.8391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94531612903" calcext:value-type="float">
            <text:p>13.5194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4658064516" calcext:value-type="float">
            <text:p>13.9524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4596129032" calcext:value-type="float">
            <text:p>13.84145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637" calcext:value-type="float">
            <text:p>13.8596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518275" calcext:value-type="float">
            <text:p>14.03518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48028387097" calcext:value-type="float">
            <text:p>13.67480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56307096774" calcext:value-type="float">
            <text:p>13.14563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1076129032" calcext:value-type="float">
            <text:p>12.93010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53375" calcext:value-type="float">
            <text:p>12.27153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3346" calcext:value-type="float">
            <text:p>12.293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65995" calcext:value-type="float">
            <text:p>12.4165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86678709677" calcext:value-type="float">
            <text:p>12.6686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85288" calcext:value-type="float">
            <text:p>12.9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1975483871" calcext:value-type="float">
            <text:p>13.1019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36575" calcext:value-type="float">
            <text:p>12.07036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9233548387" calcext:value-type="float">
            <text:p>10.48492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3499354839" calcext:value-type="float">
            <text:p>11.79634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69741935484" calcext:value-type="float">
            <text:p>12.0469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825625806452" calcext:value-type="float">
            <text:p>9.49825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20756129032" calcext:value-type="float">
            <text:p>11.91207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87470344828" calcext:value-type="float">
            <text:p>12.808747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9035" calcext:value-type="float">
            <text:p>12.9439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7156129032" calcext:value-type="float">
            <text:p>12.84171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4404" calcext:value-type="float">
            <text:p>12.8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6077419355" calcext:value-type="float">
            <text:p>12.6546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4105806452" calcext:value-type="float">
            <text:p>12.23241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226025" calcext:value-type="float">
            <text:p>13.5122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1027096774" calcext:value-type="float">
            <text:p>13.11210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7608516129" calcext:value-type="float">
            <text:p>13.28760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4939354839" calcext:value-type="float">
            <text:p>13.3294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0526451613" calcext:value-type="float">
            <text:p>13.32605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3303225807" calcext:value-type="float">
            <text:p>12.90533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02976551724" calcext:value-type="float">
            <text:p>12.550297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3135" calcext:value-type="float">
            <text:p>13.1763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6735483871" calcext:value-type="float">
            <text:p>13.1196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812" calcext:value-type="float">
            <text:p>13.1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628" calcext:value-type="float">
            <text:p>13.02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6036129032" calcext:value-type="float">
            <text:p>12.70760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549" calcext:value-type="float">
            <text:p>11.631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1735" calcext:value-type="float">
            <text:p>12.4371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7063225807" calcext:value-type="float">
            <text:p>12.10370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710225" calcext:value-type="float">
            <text:p>11.86710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2183225807" calcext:value-type="float">
            <text:p>12.00921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135" calcext:value-type="float">
            <text:p>11.367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80524137931" calcext:value-type="float">
            <text:p>13.05805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3595" calcext:value-type="float">
            <text:p>13.1633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4216774194" calcext:value-type="float">
            <text:p>13.68542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17548387097" calcext:value-type="float">
            <text:p>13.6717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55176" calcext:value-type="float">
            <text:p>14.88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12635" calcext:value-type="float">
            <text:p>14.6812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96205" calcext:value-type="float">
            <text:p>14.4896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41476129032" calcext:value-type="float">
            <text:p>14.7741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9029" calcext:value-type="float">
            <text:p>14.329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54508387097" calcext:value-type="float">
            <text:p>13.52545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89625" calcext:value-type="float">
            <text:p>13.64789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11045517241" calcext:value-type="float">
            <text:p>13.751104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00305" calcext:value-type="float">
            <text:p>13.9600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5148387097" calcext:value-type="float">
            <text:p>14.0375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35584516129" calcext:value-type="float">
            <text:p>14.2635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862" calcext:value-type="float">
            <text:p>14.13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26744" calcext:value-type="float">
            <text:p>14.08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6911" calcext:value-type="float">
            <text:p>14.146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5817" calcext:value-type="float">
            <text:p>13.775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12869677419" calcext:value-type="float">
            <text:p>13.27128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928625" calcext:value-type="float">
            <text:p>13.33928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0030967742" calcext:value-type="float">
            <text:p>12.05700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48375" calcext:value-type="float">
            <text:p>11.10948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460137931" calcext:value-type="float">
            <text:p>13.482460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15885" calcext:value-type="float">
            <text:p>13.4715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87584516129" calcext:value-type="float">
            <text:p>13.9587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55135483871" calcext:value-type="float">
            <text:p>14.1255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083" calcext:value-type="float">
            <text:p>14.26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8879483871" calcext:value-type="float">
            <text:p>14.2388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4737142857" calcext:value-type="float">
            <text:p>15.00247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84621935484" calcext:value-type="float">
            <text:p>14.80846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2353548387" calcext:value-type="float">
            <text:p>14.50523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8697" calcext:value-type="float">
            <text:p>13.958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2833548387" calcext:value-type="float">
            <text:p>12.98428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403" calcext:value-type="float">
            <text:p>13.130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65216" calcext:value-type="float">
            <text:p>13.26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8642" calcext:value-type="float">
            <text:p>13.518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200325" calcext:value-type="float">
            <text:p>13.7420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3762580645" calcext:value-type="float">
            <text:p>13.88737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49375" calcext:value-type="float">
            <text:p>13.85649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0877419355" calcext:value-type="float">
            <text:p>14.2090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76725" calcext:value-type="float">
            <text:p>14.13976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90675" calcext:value-type="float">
            <text:p>13.3509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5401290323" calcext:value-type="float">
            <text:p>13.76054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16283870968" calcext:value-type="float">
            <text:p>13.1516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03725" calcext:value-type="float">
            <text:p>12.87103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80449655172" calcext:value-type="float">
            <text:p>12.578044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37375" calcext:value-type="float">
            <text:p>12.89637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1085" calcext:value-type="float">
            <text:p>13.0601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0976" calcext:value-type="float">
            <text:p>12.7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92825" calcext:value-type="float">
            <text:p>12.37992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46660645161" calcext:value-type="float">
            <text:p>12.3346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6596129032" calcext:value-type="float">
            <text:p>12.77465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76935" calcext:value-type="float">
            <text:p>12.7876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17450322581" calcext:value-type="float">
            <text:p>12.51174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3645" calcext:value-type="float">
            <text:p>10.9173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675" calcext:value-type="float">
            <text:p>9.59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001931034483" calcext:value-type="float">
            <text:p>8.300019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77018181818" calcext:value-type="float">
            <text:p>9.348770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004" calcext:value-type="float">
            <text:p>9.81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9591111111" calcext:value-type="float">
            <text:p>10.354959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0136774194" calcext:value-type="float">
            <text:p>12.32601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327" calcext:value-type="float">
            <text:p>13.411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7175" calcext:value-type="float">
            <text:p>14.1227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19825" calcext:value-type="float">
            <text:p>13.39719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4770909091" calcext:value-type="float">
            <text:p>13.030477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2768516129" calcext:value-type="float">
            <text:p>12.66276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0333" calcext:value-type="float">
            <text:p>12.570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9744" calcext:value-type="float">
            <text:p>12.67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02443636364" calcext:value-type="float">
            <text:p>11.630244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8317241379" calcext:value-type="float">
            <text:p>11.43683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80275" calcext:value-type="float">
            <text:p>12.51880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2991" calcext:value-type="float">
            <text:p>13.262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4432" calcext:value-type="float">
            <text:p>13.3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117" calcext:value-type="float">
            <text:p>13.128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424" calcext:value-type="float">
            <text:p>13.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95005" calcext:value-type="float">
            <text:p>13.5295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97575" calcext:value-type="float">
            <text:p>13.52197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3950967742" calcext:value-type="float">
            <text:p>12.90739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27875" calcext:value-type="float">
            <text:p>12.51727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65122580645" calcext:value-type="float">
            <text:p>11.5465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7638709677" calcext:value-type="float">
            <text:p>10.7697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9232" calcext:value-type="float">
            <text:p>11.47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26365" calcext:value-type="float">
            <text:p>12.7126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27975" calcext:value-type="float">
            <text:p>12.90627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00325" calcext:value-type="float">
            <text:p>12.9800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85687741936" calcext:value-type="float">
            <text:p>13.17856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0998709677" calcext:value-type="float">
            <text:p>13.45809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80334545455" calcext:value-type="float">
            <text:p>13.568033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4305" calcext:value-type="float">
            <text:p>13.3504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84596129032" calcext:value-type="float">
            <text:p>12.69845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08250322581" calcext:value-type="float">
            <text:p>12.77082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7507096774" calcext:value-type="float">
            <text:p>12.20075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53884444444" calcext:value-type="float">
            <text:p>11.165388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7747692308" calcext:value-type="float">
            <text:p>11.327774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794" calcext:value-type="float">
            <text:p>12.06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0397419355" calcext:value-type="float">
            <text:p>11.53903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684025" calcext:value-type="float">
            <text:p>12.05684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611" calcext:value-type="float">
            <text:p>10.984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41776" calcext:value-type="float">
            <text:p>11.78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4605714286" calcext:value-type="float">
            <text:p>10.97846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8808" calcext:value-type="float">
            <text:p>12.60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71122580645" calcext:value-type="float">
            <text:p>12.5371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8248" calcext:value-type="float">
            <text:p>11.65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7873548387" calcext:value-type="float">
            <text:p>11.3017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1238" calcext:value-type="float">
            <text:p>12.19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7001290323" calcext:value-type="float">
            <text:p>13.13570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095483871" calcext:value-type="float">
            <text:p>13.300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09688" calcext:value-type="float">
            <text:p>13.4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8134193548" calcext:value-type="float">
            <text:p>13.94381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67845" calcext:value-type="float">
            <text:p>13.8967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4456774194" calcext:value-type="float">
            <text:p>13.87744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592625" calcext:value-type="float">
            <text:p>13.12592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0126451613" calcext:value-type="float">
            <text:p>13.0060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08198709677" calcext:value-type="float">
            <text:p>12.36081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5688" calcext:value-type="float">
            <text:p>10.62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915" calcext:value-type="float">
            <text:p>9.987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1808571429" calcext:value-type="float">
            <text:p>11.62518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80025" calcext:value-type="float">
            <text:p>10.6880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52075" calcext:value-type="float">
            <text:p>11.78652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8865" calcext:value-type="float">
            <text:p>12.8078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54975" calcext:value-type="float">
            <text:p>13.16154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68624516129" calcext:value-type="float">
            <text:p>13.2668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9349677419" calcext:value-type="float">
            <text:p>13.12193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0930909091" calcext:value-type="float">
            <text:p>13.133093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0176" calcext:value-type="float">
            <text:p>12.9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1058064516" calcext:value-type="float">
            <text:p>12.977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61181935484" calcext:value-type="float">
            <text:p>12.05611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744516129" calcext:value-type="float">
            <text:p>10.946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6392" calcext:value-type="float">
            <text:p>10.98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7905" calcext:value-type="float">
            <text:p>13.1827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15104" calcext:value-type="float">
            <text:p>13.15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93687272727" calcext:value-type="float">
            <text:p>13.02936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7248" calcext:value-type="float">
            <text:p>12.75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38414545455" calcext:value-type="float">
            <text:p>11.523841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69176774194" calcext:value-type="float">
            <text:p>11.17691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6882580645" calcext:value-type="float">
            <text:p>12.19268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87675" calcext:value-type="float">
            <text:p>11.20587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2358709677" calcext:value-type="float">
            <text:p>11.87923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28291612903" calcext:value-type="float">
            <text:p>10.81282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8954482759" calcext:value-type="float">
            <text:p>11.775895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5672727273" calcext:value-type="float">
            <text:p>13.12856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8138" calcext:value-type="float">
            <text:p>14.058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1863225807" calcext:value-type="float">
            <text:p>14.03918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1621818182" calcext:value-type="float">
            <text:p>14.136162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52588387097" calcext:value-type="float">
            <text:p>14.27525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7570909091" calcext:value-type="float">
            <text:p>14.127757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221625" calcext:value-type="float">
            <text:p>13.9222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60291612903" calcext:value-type="float">
            <text:p>13.55602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59915" calcext:value-type="float">
            <text:p>12.8859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8807483871" calcext:value-type="float">
            <text:p>12.13880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589825" calcext:value-type="float">
            <text:p>10.61589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2612413793" calcext:value-type="float">
            <text:p>11.050261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6909090909" calcext:value-type="float">
            <text:p>10.28469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63925" calcext:value-type="float">
            <text:p>12.7346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37375" calcext:value-type="float">
            <text:p>13.27737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8562" calcext:value-type="float">
            <text:p>12.878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6952258065" calcext:value-type="float">
            <text:p>13.3176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45865" calcext:value-type="float">
            <text:p>13.0745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7492" calcext:value-type="float">
            <text:p>11.93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888025" calcext:value-type="float">
            <text:p>13.13888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1527741936" calcext:value-type="float">
            <text:p>12.51715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489" calcext:value-type="float">
            <text:p>13.056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51625" calcext:value-type="float">
            <text:p>13.6555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0150588235" calcext:value-type="float">
            <text:p>13.702015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31775" calcext:value-type="float">
            <text:p>13.59131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61655" calcext:value-type="float">
            <text:p>13.5161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45948387097" calcext:value-type="float">
            <text:p>13.5345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3955" calcext:value-type="float">
            <text:p>13.8323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7445" calcext:value-type="float">
            <text:p>13.5767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2487741936" calcext:value-type="float">
            <text:p>13.28524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915" calcext:value-type="float">
            <text:p>12.654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888516129" calcext:value-type="float">
            <text:p>12.09888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1075" calcext:value-type="float">
            <text:p>11.909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71632" calcext:value-type="float">
            <text:p>12.50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34625" calcext:value-type="float">
            <text:p>13.05734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47125" calcext:value-type="float">
            <text:p>13.6764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0998709677" calcext:value-type="float">
            <text:p>13.83909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27825" calcext:value-type="float">
            <text:p>14.03727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59651612903" calcext:value-type="float">
            <text:p>13.80596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531" calcext:value-type="float">
            <text:p>13.392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35" calcext:value-type="float">
            <text:p>12.70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3439483871" calcext:value-type="float">
            <text:p>12.62343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525" calcext:value-type="float">
            <text:p>12.582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4330322581" calcext:value-type="float">
            <text:p>11.5394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1485" calcext:value-type="float">
            <text:p>10.3321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78427586207" calcext:value-type="float">
            <text:p>11.11784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54175" calcext:value-type="float">
            <text:p>11.19254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825" calcext:value-type="float">
            <text:p>13.077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61385806452" calcext:value-type="float">
            <text:p>13.86613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59956363636" calcext:value-type="float">
            <text:p>14.165995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6276129032" calcext:value-type="float">
            <text:p>14.0426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79125" calcext:value-type="float">
            <text:p>14.3317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29825" calcext:value-type="float">
            <text:p>14.19729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2779354839" calcext:value-type="float">
            <text:p>13.88727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93125" calcext:value-type="float">
            <text:p>13.5493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2059354839" calcext:value-type="float">
            <text:p>12.93020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047225" calcext:value-type="float">
            <text:p>12.16047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6267586207" calcext:value-type="float">
            <text:p>11.675626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10075" calcext:value-type="float">
            <text:p>12.61710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6415" calcext:value-type="float">
            <text:p>12.3716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403375" calcext:value-type="float">
            <text:p>13.22403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116975" calcext:value-type="float">
            <text:p>13.9311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0748387097" calcext:value-type="float">
            <text:p>13.9460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818825" calcext:value-type="float">
            <text:p>13.69818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5155" calcext:value-type="float">
            <text:p>13.6495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3187096774" calcext:value-type="float">
            <text:p>13.6973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67125" calcext:value-type="float">
            <text:p>12.9906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41042580645" calcext:value-type="float">
            <text:p>12.8541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738525" calcext:value-type="float">
            <text:p>12.6073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0764137931" calcext:value-type="float">
            <text:p>11.726076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06875" calcext:value-type="float">
            <text:p>13.1230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782625" calcext:value-type="float">
            <text:p>13.08782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9775" calcext:value-type="float">
            <text:p>13.1549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10375" calcext:value-type="float">
            <text:p>13.02210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97667096774" calcext:value-type="float">
            <text:p>12.7097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371" calcext:value-type="float">
            <text:p>11.731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9591" calcext:value-type="float">
            <text:p>12.7295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42552258065" calcext:value-type="float">
            <text:p>12.46425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431" calcext:value-type="float">
            <text:p>11.449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3633548387" calcext:value-type="float">
            <text:p>10.57636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80575" calcext:value-type="float">
            <text:p>8.73280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9752" calcext:value-type="float">
            <text:p>10.87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814525" calcext:value-type="float">
            <text:p>11.0681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52625" calcext:value-type="float">
            <text:p>11.44952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34792258065" calcext:value-type="float">
            <text:p>13.1134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483" calcext:value-type="float">
            <text:p>13.389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11772903226" calcext:value-type="float">
            <text:p>13.13117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7355" calcext:value-type="float">
            <text:p>13.1237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9845" calcext:value-type="float">
            <text:p>12.8299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0962580645" calcext:value-type="float">
            <text:p>12.40909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71625" calcext:value-type="float">
            <text:p>11.8267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35096774194" calcext:value-type="float">
            <text:p>9.59235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16875" calcext:value-type="float">
            <text:p>9.3511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8673103448" calcext:value-type="float">
            <text:p>10.131867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924425" calcext:value-type="float">
            <text:p>11.47924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934" calcext:value-type="float">
            <text:p>12.42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03275" calcext:value-type="float">
            <text:p>13.21603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241" calcext:value-type="float">
            <text:p>13.358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32534193548" calcext:value-type="float">
            <text:p>13.27325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694" calcext:value-type="float">
            <text:p>12.791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932025" calcext:value-type="float">
            <text:p>12.84932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31556129032" calcext:value-type="float">
            <text:p>12.93315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04525" calcext:value-type="float">
            <text:p>12.5540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5011612903" calcext:value-type="float">
            <text:p>12.37950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46155" calcext:value-type="float">
            <text:p>12.5446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11104" calcext:value-type="float">
            <text:p>11.22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39275" calcext:value-type="float">
            <text:p>12.28639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790625" calcext:value-type="float">
            <text:p>13.72790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3458064516" calcext:value-type="float">
            <text:p>14.1353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9969" calcext:value-type="float">
            <text:p>14.229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04934193548" calcext:value-type="float">
            <text:p>14.05049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83651612903" calcext:value-type="float">
            <text:p>13.95836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06201290323" calcext:value-type="float">
            <text:p>14.4006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097175" calcext:value-type="float">
            <text:p>13.87097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3246451613" calcext:value-type="float">
            <text:p>12.83532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222375" calcext:value-type="float">
            <text:p>13.98222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4455172414" calcext:value-type="float">
            <text:p>13.07644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385425" calcext:value-type="float">
            <text:p>14.07385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8100645161" calcext:value-type="float">
            <text:p>14.2488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976975" calcext:value-type="float">
            <text:p>14.1597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07127741936" calcext:value-type="float">
            <text:p>14.33071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82325" calcext:value-type="float">
            <text:p>13.82582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7535" calcext:value-type="float">
            <text:p>13.2677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0015483871" calcext:value-type="float">
            <text:p>12.6600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49015" calcext:value-type="float">
            <text:p>11.7849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6103225807" calcext:value-type="float">
            <text:p>10.1926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450225" calcext:value-type="float">
            <text:p>10.11450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1293793104" calcext:value-type="float">
            <text:p>12.557129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57075" calcext:value-type="float">
            <text:p>13.32957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66601290323" calcext:value-type="float">
            <text:p>13.19666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3876129032" calcext:value-type="float">
            <text:p>13.26538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12464615385" calcext:value-type="float">
            <text:p>13.431246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241" calcext:value-type="float">
            <text:p>13.358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84525" calcext:value-type="float">
            <text:p>13.2398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8846451613" calcext:value-type="float">
            <text:p>13.12488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6858378378" calcext:value-type="float">
            <text:p>12.736685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99744" calcext:value-type="float">
            <text:p>11.52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4372571429" calcext:value-type="float">
            <text:p>11.3144372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3943225806" calcext:value-type="float">
            <text:p>12.27439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7253333333" calcext:value-type="float">
            <text:p>13.33872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96058823529" calcext:value-type="float">
            <text:p>13.8796058823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56757647059" calcext:value-type="float">
            <text:p>13.945675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3677647059" calcext:value-type="float">
            <text:p>13.767367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43393333333" calcext:value-type="float">
            <text:p>13.04433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0459" calcext:value-type="float">
            <text:p>13.070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97328" calcext:value-type="float">
            <text:p>12.94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69925" calcext:value-type="float">
            <text:p>11.69069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5207272727" calcext:value-type="float">
            <text:p>12.213520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9282580645" calcext:value-type="float">
            <text:p>11.0649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5953103448" calcext:value-type="float">
            <text:p>11.384595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0049032258" calcext:value-type="float">
            <text:p>12.0100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61739354839" calcext:value-type="float">
            <text:p>13.43617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8416" calcext:value-type="float">
            <text:p>13.28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7192" calcext:value-type="float">
            <text:p>13.39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7236" calcext:value-type="float">
            <text:p>12.93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5616" calcext:value-type="float">
            <text:p>13.4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105084064302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46" meta:object-count="0"/>
    <meta:user-defined meta:name="AppVersion">3.0</meta:user-defined>
  </office:meta>
</office:document-meta>
</file>